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U[V]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1.2" calcext:value-type="float">
            <text:p>1,2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/>
          <table:table-cell office:value-type="string" calcext:value-type="string">
            <text:p>I[mA]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.9" calcext:value-type="float">
            <text:p>1,9</text:p>
          </table:table-cell>
          <table:table-cell office:value-type="float" office:value="2.8" calcext:value-type="float">
            <text:p>2,8</text:p>
          </table:table-cell>
          <table:table-cell office:value-type="float" office:value="4.6" calcext:value-type="float">
            <text:p>4,6</text:p>
          </table:table-cell>
          <table:table-cell office:value-type="float" office:value="10.9" calcext:value-type="float">
            <text:p>10,9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U[V]</text:p>
          </table:table-cell>
          <table:table-cell office:value-type="string" calcext:value-type="string">
            <text:p>I[mA]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office:value-type="float" office:value="0.05" calcext:value-type="float">
            <text:p>0,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0.15" calcext:value-type="float">
            <text:p>0,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1.9" calcext:value-type="float">
            <text:p>1,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9" calcext:value-type="float">
            <text:p>0,9</text:p>
          </table:table-cell>
          <table:table-cell office:value-type="float" office:value="2.8" calcext:value-type="float">
            <text:p>2,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2" calcext:value-type="float">
            <text:p>1,2</text:p>
          </table:table-cell>
          <table:table-cell office:value-type="float" office:value="4.6" calcext:value-type="float">
            <text:p>4,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0.9" calcext:value-type="float">
            <text:p>10,9</text:p>
          </table:table-cell>
          <table:table-cell table:number-columns-repeated="8"/>
        </table:table-row>
      </table:table>
      <table:table table:name="List2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0.9" calcext:value-type="float">
            <text:p>10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4">00.00.0000</text:date>, <text:time style:data-style-name="N2" text:time-value="12:58:08.222903362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08:38:28.757316327</meta:creation-date>
    <dc:date>2023-03-14T13:51:23.044048657</dc:date>
    <meta:editing-duration>PT6M32S</meta:editing-duration>
    <meta:editing-cycles>3</meta:editing-cycles>
    <meta:generator>LibreOffice/7.0.4.2$Linux_X86_64 LibreOffice_project/00$Build-2</meta:generator>
    <meta:document-statistic meta:table-count="2" meta:cell-count="58" meta:object-count="0"/>
  </office:meta>
</office:document-meta>
</file>